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c713" officeooo:paragraph-rsid="005147c2" style:font-size-asian="6pt" style:font-size-complex="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paragraph-rsid="0019719c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f6d7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officeooo:paragraph-rsid="004f6d79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19" style:family="paragraph" style:parent-style-name="Standard">
      <style:text-properties style:font-name="Cantarell" fo:font-size="10pt" officeooo:paragraph-rsid="004f6d79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f6d7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22" style:family="paragraph" style:parent-style-name="Table_20_Contents">
      <style:text-properties style:font-name="Cantarell" fo:font-size="10pt" officeooo:paragraph-rsid="004f6d7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32dc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532dc1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532d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532dc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32dc1" style:font-size-asian="10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b9df0f" style:font-weight-asian="bold" style:font-weight-complex="bold"/>
    </style:style>
    <style:style style:name="T4" style:family="text">
      <style:text-properties fo:color="#000000" fo:font-weight="normal" officeooo:rsid="00b2781d" style:font-weight-asian="normal" style:font-weight-complex="normal"/>
    </style:style>
    <style:style style:name="T5" style:family="text">
      <style:text-properties fo:font-weight="normal" officeooo:rsid="00b2781d" style:font-weight-asian="normal" style:font-weight-complex="normal"/>
    </style:style>
    <style:style style:name="T6" style:family="text">
      <style:text-properties fo:font-weight="normal" officeooo:rsid="00b9df0f" style:font-weight-asian="normal" style:font-weight-complex="normal"/>
    </style:style>
    <style:style style:name="T7" style:family="text">
      <style:text-properties fo:font-weight="normal" officeooo:rsid="00b49697" style:font-weight-asian="normal" style:font-weight-complex="normal"/>
    </style:style>
    <style:style style:name="T8" style:family="text">
      <style:text-properties fo:font-weight="normal" officeooo:rsid="00b67d27" style:font-weight-asian="normal" style:font-weight-complex="normal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title&gt;</text:placeholder></text:p>
      <text:p text:style-name="P10"><text:placeholder text:placeholder-type="text">&lt;subtitle&gt;</text:placeholder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Name</text:p>
          </table:table-cell>
          <table:table-cell table:style-name="Table2.A1" table:number-columns-spanned="2" office:value-type="string">
            <text:p text:style-name="P17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8">Patient ID </text:p>
          </table:table-cell>
          <table:table-cell table:style-name="Table2.A1" office:value-type="string">
            <text:p text:style-name="P19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1">Date</text:p>
          </table:table-cell>
          <table:table-cell table:style-name="Table2.A1" office:value-type="string">
            <text:p text:style-name="P22"><text:placeholder text:placeholder-type="text">&lt;date&gt;</text:placeholder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Age</text:p>
          </table:table-cell>
          <table:table-cell table:style-name="Table2.A1" office:value-type="string">
            <text:p text:style-name="P25"><text:placeholder text:placeholder-type="text">&lt;if test="age.days &gt; 365"&gt;</text:placeholder></text:p>
            <text:p text:style-name="P24"><text:span text:style-name="T2"><text:placeholder text:placeholder-type="text">&lt;age.days / 365&gt;</text:placeholder></text:span><text:span text:style-name="T2"> </text:span><text:span text:style-name="T3">y</text:span><text:span text:style-name="T4">ears </text:span></text:p>
            <text:p text:style-name="P27"><text:placeholder text:placeholder-type="text">&lt;/if&gt;</text:placeholder></text:p>
            <text:p text:style-name="P25"><text:placeholder text:placeholder-type="text">&lt;if test="age.days &lt; 365 and age.days &gt; 60"&gt;</text:placeholder></text:p>
            <text:p text:style-name="P27"><text:span text:style-name="T5"><text:placeholder text:placeholder-type="text">&lt;age.days / 30&gt;</text:placeholder></text:span><text:span text:style-name="T5"> </text:span><text:span text:style-name="T6">m</text:span><text:span text:style-name="T7">onths </text:span></text:p>
            <text:p text:style-name="P26"><text:placeholder text:placeholder-type="text">&lt;/if&gt;</text:placeholder></text:p>
            <text:p text:style-name="P25"><text:placeholder text:placeholder-type="text">&lt;if test="age.days &lt; 60"&gt;</text:placeholder></text:p>
            <text:p text:style-name="P27"><text:span text:style-name="T5"><text:placeholder text:placeholder-type="text">&lt;age.days&gt;</text:placeholder></text:span><text:span text:style-name="T5"> </text:span><text:span text:style-name="T6">d</text:span><text:span text:style-name="T8">ays </text:span></text:p>
            <text:p text:style-name="P23"><text:placeholder text:placeholder-type="text">&lt;/if&gt;</text:placeholder></text:p>
          </table:table-cell>
        </table:table-row>
      </table:table>
      <text:p text:style-name="P15"><draw:frame draw:style-name="fr1" draw:name="Objeto1" text:anchor-type="paragraph" svg:x="-0.5535in" svg:y="0.0764in" svg:width="7.6602in" svg:height="4.3075in" draw:z-index="0"><draw:object xlink:href="./Object 1" xlink:type="simple" xlink:show="embed" xlink:actuate="onLoad" draw:notify-on-update-of-ranges="Tabla1"/><draw:image xlink:href="./ObjectReplacements/Object 1" xlink:type="simple" xlink:show="embed" xlink:actuate="onLoad"/><svg:desc>gráfico</svg:desc></draw:frame>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4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9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9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6-01-10T23:50:18.466747480</dc:date>
    <meta:editing-duration>PT17H3M15S</meta:editing-duration>
    <meta:editing-cycles>47</meta:editing-cycles>
    <meta:generator>LibreOffice/5.0.3.2$Linux_X86_64 LibreOffice_project/00m0$Build-2</meta:generator>
    <meta:document-statistic meta:table-count="2" meta:image-count="0" meta:object-count="1" meta:page-count="2" meta:paragraph-count="452" meta:word-count="473" meta:character-count="3001" meta:non-whitespace-character-count="29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31" chart:interval-major="2" chart:interval-minor-divisor="1" chart:reverse-direction="false" text:line-break="false" chart:label-arrangement="side-by-sid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fill-hatch-name="Black_5f_5f_5f_5f_5f_5f_5f_5f_5f_5f_5f_5f_5f_5f_5f_20_5f_5f_5f_5f_5f_5f_5f_5f_5f_5f_5f_5f_5f_5f_5f_45_5f_5f_5f_5f_5f_5f_5f_5f_5f_5f_5f_5f_5f_5f_5f_20_5f_5f_5f_5f_5f_5f_5f_5f_5f_5f_5f_5f_5f_5f_5f_Degrees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57cm" svg:height="10.941cm" xlink:href=".." xlink:type="simple" chart:class="chart:scatter" chart:style-name="ch1">
        <chart:legend chart:legend-position="end" svg:x="17.184cm" svg:y="3.845cm" style:legend-expansion="high" chart:style-name="ch2"/>
        <chart:plot-area chart:style-name="ch3" svg:x="1.454cm" svg:y="0.218cm" svg:width="15.341cm" svg:height="9.47cm">
          <chartooo:coordinate-region svg:x="1.89cm" svg:y="0.218cm" svg:width="14.533cm" svg:height="8.823cm"/>
          <chart:axis chart:dimension="x" chart:name="primary-x" chart:style-name="ch4" chartooo:axis-type="auto">
            <chart:title svg:x="6.659cm" svg:y="9.906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5.844cm" chart:style-name="ch8">
              <text:p>Weight (kg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